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rkusz2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----------------------------</text:p>
          </table:table-cell>
          <table:table-cell/>
        </table:table-row>
        <table:table-row table:style-name="ro1">
          <table:table-cell/>
          <table:table-cell office:value-type="string">
            <text:p><text:s/>relevant set with sentences </text:p>
          </table:table-cell>
          <table:table-cell/>
        </table:table-row>
        <table:table-row table:style-name="ro1">
          <table:table-cell/>
          <table:table-cell office:value-type="string">
            <text:p>-------------------------------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>
            <text:p>id: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>
            <text:p>id: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table:number-columns-repeated="2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>
            <text:p>id: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table:number-columns-repeated="2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>
            <text:p>id: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>
            <text:p>id: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>
            <text:p>id: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4">
            <text:p>2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>
            <text:p>id: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>
            <text:p>id: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4">
            <text:p>24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3">
            <text:p>23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>
            <text:p>id: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table:number-columns-repeated="2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>
            <text:p>id: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1">
            <text:p>1</text:p>
          </table:table-cell>
        </table:table-row>
      </table:table>
      <table:table table:name="Arkusz10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Arkusz10.L33" table:end-x="2.231cm" table:end-y="0.426cm" draw:z-index="0" draw:style-name="gr1" svg:width="24.811cm" svg:height="14.425cm" svg:x="0cm" svg:y="0.001cm">
              <draw:object draw:notify-on-update-of-ranges="Arkusz2.B10:Arkusz2.C2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</table:table-row>
      </table:table>
      <table:table table:name="Arkusz11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Arkusz11.L32" table:end-x="2.231cm" table:end-y="0.4cm" draw:z-index="0" draw:style-name="gr1" svg:width="24.811cm" svg:height="13.947cm" svg:x="0cm" svg:y="0.001cm">
              <draw:object draw:notify-on-update-of-ranges="Arkusz2.B33:Arkusz2.C4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Arkusz12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Arkusz12.L32" table:end-x="2.231cm" table:end-y="0.4cm" draw:z-index="0" draw:style-name="gr1" svg:width="24.81cm" svg:height="13.947cm" svg:x="0.001cm" svg:y="0.001cm">
              <draw:object draw:notify-on-update-of-ranges="Arkusz2.B50:Arkusz2.C6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Arkusz13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Arkusz13.L32" table:end-x="2.231cm" table:end-y="0.373cm" draw:z-index="0" draw:style-name="gr1" svg:width="24.81cm" svg:height="13.919cm" svg:x="0.001cm" svg:y="0.002cm">
              <draw:object draw:notify-on-update-of-ranges="Arkusz2.B68:Arkusz2.C8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Arkusz4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Arkusz4.L32" table:end-x="2.204cm" table:end-y="0.426cm" draw:z-index="0" draw:style-name="gr1" svg:width="24.784cm" svg:height="13.973cm" svg:x="0cm" svg:y="0.001cm">
              <draw:object draw:notify-on-update-of-ranges="Arkusz2.B89:Arkusz2.C12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</table:table>
      <table:table table:name="Arkusz5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Arkusz5.L32" table:end-x="2.231cm" table:end-y="0.4cm" draw:z-index="0" draw:style-name="gr1" svg:width="24.81cm" svg:height="13.949cm" svg:x="0.001cm" svg:y="-0.001cm">
              <draw:object draw:notify-on-update-of-ranges="Arkusz2.B130:Arkusz2.C15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</table:table>
      <table:table table:name="Arkusz6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Arkusz6.L34" table:end-x="2.231cm" table:end-y="0.4cm" draw:z-index="0" draw:style-name="gr1" svg:width="24.812cm" svg:height="14.851cm" svg:x="-0.001cm" svg:y="0cm">
              <draw:object draw:notify-on-update-of-ranges="Arkusz2.B159:Arkusz2.C20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</table:table>
      <table:table table:name="Arkusz7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Arkusz7.L32" table:end-x="2.204cm" table:end-y="0.426cm" draw:z-index="0" draw:style-name="gr1" svg:width="24.783cm" svg:height="13.973cm" svg:x="0.001cm" svg:y="0.001cm">
              <draw:object draw:notify-on-update-of-ranges="Arkusz2.B205:Arkusz2.C21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</table:table>
      <table:table table:name="Arkusz8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Arkusz8.L34" table:end-x="2.204cm" table:end-y="0.4cm" draw:z-index="0" draw:style-name="gr1" svg:width="24.784cm" svg:height="14.851cm" svg:x="0cm" svg:y="0cm">
              <draw:object draw:notify-on-update-of-ranges="Arkusz2.B219:Arkusz2.C26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</table:table>
      <table:table table:name="Arkusz9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Arkusz9.L34" table:end-x="2.231cm" table:end-y="0.426cm" draw:z-index="0" draw:style-name="gr1" svg:width="24.811cm" svg:height="14.877cm" svg:x="0cm" svg:y="0cm">
              <draw:object draw:notify-on-update-of-ranges="Arkusz2.B265:Arkusz2.C30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9">09-08-2007</text:date>, <text:time>01:24:5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ux.pl/2.1.0$Win32 OpenOffice.org_project/680m6$Build-9095</meta:generator>
    <meta:creation-date>2007-08-09T00:55:33</meta:creation-date>
    <dc:date>2007-08-09T01:24:52</dc:date>
    <dc:language>pl-PL</dc:language>
    <meta:editing-cycles>2</meta:editing-cycles>
    <meta:editing-duration>PT29M19S</meta:editing-duration>
    <meta:user-defined meta:name="Info 1"/>
    <meta:user-defined meta:name="Info 2"/>
    <meta:user-defined meta:name="Info 3"/>
    <meta:user-defined meta:name="Info 4"/>
    <meta:document-statistic meta:table-count="11" meta:cell-count="543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5pt" style:font-family-asian="'Lucida Sans Unicode'" style:font-family-generic-asian="system" style:font-pitch-asian="variable" style:font-size-asian="16.5pt" style:font-family-complex="Tahoma" style:font-family-generic-complex="system" style:font-pitch-complex="variable" style:font-size-complex="16.5pt"/>
    </style:style>
    <style:style style:name="ch3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Lucida Sans Unicode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1.3999996185303pt" style:font-family-asian="'Lucida Sans Unicode'" style:font-family-generic-asian="system" style:font-pitch-asian="variable" style:font-size-asian="11.3999996185303pt" style:font-family-complex="Tahoma" style:font-family-generic-complex="system" style:font-pitch-complex="variable" style:font-size-complex="11.3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Lucida Sans Unicode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7.59999990463257pt" style:font-family-asian="'Lucida Sans Unicode'" style:font-family-generic-asian="system" style:font-pitch-asian="variable" style:font-size-asian="7.59999990463257pt" style:font-family-complex="Tahoma" style:font-family-generic-complex="system" style:font-pitch-complex="variable" style:font-size-complex="7.5999999046325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5.669cm" svg:height="8.981cm" chart:class="chart:line" chart:style-name="ch1">
        <chart:title svg:x="6.713cm" svg:y="0.178cm" chart:style-name="ch2">
          <text:p>Artykuł 2</text:p>
        </chart:title>
        <chart:plot-area chart:style-name="ch3" table:cell-range-address="Arkusz2.$B$33:.$C$45" chart:data-source-has-labels="column" chart:table-number-list="0" svg:x="0.312cm" svg:y="1.186cm" svg:width="15.045cm" svg:height="7.617cm">
          <chart:axis chart:dimension="x" chart:name="primary-x" chart:style-name="ch4">
            <chart:title svg:x="7.396cm" svg:y="8.34cm" chart:style-name="ch5">
              <text:p>Numery zdań</text:p>
            </chart:title>
            <chart:categories table:cell-range-address="local-table.A2:.A14"/>
          </chart:axis>
          <chart:axis chart:dimension="y" chart:name="primary-y" chart:style-name="ch6">
            <chart:title svg:x="0.312cm" svg:y="5.202cm" chart:style-name="ch5">
              <text:p>Częstość</text:p>
            </chart:title>
            <chart:grid chart:class="major"/>
          </chart:axis>
          <chart:series chart:style-name="ch7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3.6000003814697pt" style:font-family-asian="'Lucida Sans Unicode'" style:font-family-generic-asian="system" style:font-pitch-asian="variable" style:font-size-asian="23.6000003814697pt" style:font-family-complex="Tahoma" style:font-family-generic-complex="system" style:font-pitch-complex="variable" style:font-size-complex="23.6000003814697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999998092651pt" style:font-family-asian="'Lucida Sans Unicode'" style:font-family-generic-asian="system" style:font-pitch-asian="variable" style:font-size-asian="12.6999998092651pt" style:font-family-complex="Tahoma" style:font-family-generic-complex="system" style:font-pitch-complex="variable" style:font-size-complex="12.6999998092651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6.3999996185303pt" style:font-family-asian="'Lucida Sans Unicode'" style:font-family-generic-asian="system" style:font-pitch-asian="variable" style:font-size-asian="16.3999996185303pt" style:font-family-complex="Tahoma" style:font-family-generic-complex="system" style:font-pitch-complex="variable" style:font-size-complex="16.3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999998092651pt" style:font-family-asian="'Lucida Sans Unicode'" style:font-family-generic-asian="system" style:font-pitch-asian="variable" style:font-size-asian="12.6999998092651pt" style:font-family-complex="Tahoma" style:font-family-generic-complex="system" style:font-pitch-complex="variable" style:font-size-complex="12.6999998092651pt"/>
    </style:style>
    <style:style style:name="ch7" style:family="chart">
      <style:graphic-properties svg:stroke-color="#9999ff" draw:fill-color="#9999ff"/>
      <style:text-properties fo:font-family="Arial" style:font-family-generic="swiss" style:font-pitch="variable" fo:font-size="10.8999996185303pt" style:font-family-asian="'Lucida Sans Unicode'" style:font-family-generic-asian="system" style:font-pitch-asian="variable" style:font-size-asian="10.8999996185303pt" style:font-family-complex="Tahoma" style:font-family-generic-complex="system" style:font-pitch-complex="variable" style:font-size-complex="10.8999996185303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1.328cm" svg:height="12.726cm" chart:class="chart:line" chart:style-name="ch1">
        <chart:title svg:x="8.802cm" svg:y="0.254cm" chart:style-name="ch2">
          <text:p>Artykuł 10</text:p>
        </chart:title>
        <chart:plot-area chart:style-name="ch3" table:cell-range-address="Arkusz2.$B$265:.$C$305" chart:data-source-has-labels="column" chart:table-number-list="0" svg:x="0.426cm" svg:y="1.693cm" svg:width="20.476cm" svg:height="10.779cm">
          <chart:axis chart:dimension="x" chart:name="primary-x" chart:style-name="ch4">
            <chart:title svg:x="9.973cm" svg:y="11.817cm" chart:style-name="ch5">
              <text:p>Numery zdań</text:p>
            </chart:title>
            <chart:categories table:cell-range-address="local-table.A2:.A42"/>
          </chart:axis>
          <chart:axis chart:dimension="y" chart:name="primary-y" chart:style-name="ch6">
            <chart:title svg:x="0.426cm" svg:y="7.223cm" chart:style-name="ch5">
              <text:p>Częstość</text:p>
            </chart:title>
            <chart:grid chart:class="major"/>
          </chart:axis>
          <chart:series chart:style-name="ch7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7.3999996185303pt" style:font-family-asian="'Lucida Sans Unicode'" style:font-family-generic-asian="system" style:font-pitch-asian="variable" style:font-size-asian="17.3999996185303pt" style:font-family-complex="Tahoma" style:font-family-generic-complex="system" style:font-pitch-complex="variable" style:font-size-complex="17.399999618530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tacked="tru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0000019073486pt" style:font-family-asian="'Lucida Sans Unicode'" style:font-family-generic-asian="system" style:font-pitch-asian="variable" style:font-size-asian="9.30000019073486pt" style:font-family-complex="Tahoma" style:font-family-generic-complex="system" style:font-pitch-complex="variable" style:font-size-complex="9.30000019073486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.1000003814697pt" style:font-family-asian="'Lucida Sans Unicode'" style:font-family-generic-asian="system" style:font-pitch-asian="variable" style:font-size-asian="12.1000003814697pt" style:font-family-complex="Tahoma" style:font-family-generic-complex="system" style:font-pitch-complex="variable" style:font-size-complex="12.1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0000019073486pt" style:font-family-asian="'Lucida Sans Unicode'" style:font-family-generic-asian="system" style:font-pitch-asian="variable" style:font-size-asian="9.30000019073486pt" style:font-family-complex="Tahoma" style:font-family-generic-complex="system" style:font-pitch-complex="variable" style:font-size-complex="9.30000019073486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8.10000038146973pt" style:font-family-asian="'Lucida Sans Unicode'" style:font-family-generic-asian="system" style:font-pitch-asian="variable" style:font-size-asian="8.10000038146973pt" style:font-family-complex="Tahoma" style:font-family-generic-complex="system" style:font-pitch-complex="variable" style:font-size-complex="8.10000038146973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5.751cm" svg:height="9.459cm" chart:class="chart:line" chart:style-name="ch1">
        <chart:title svg:x="6.686cm" svg:y="0.188cm" chart:style-name="ch2">
          <text:p>Artykuł 1</text:p>
        </chart:title>
        <chart:plot-area chart:style-name="ch3" table:cell-range-address="Arkusz2.$B$10:.$C$28" chart:data-source-has-labels="column" chart:table-number-list="0" svg:x="0.29cm" svg:y="1.252cm" svg:width="15.119cm" svg:height="8.015cm">
          <chart:axis chart:dimension="x" chart:name="primary-x" chart:style-name="ch4">
            <chart:title svg:x="7.21cm" svg:y="8.774cm" chart:style-name="ch5">
              <text:p>Numery zdań</text:p>
            </chart:title>
            <chart:categories table:cell-range-address="local-table.A2:.A20"/>
          </chart:axis>
          <chart:axis chart:dimension="y" chart:name="primary-y" chart:style-name="ch6">
            <chart:title svg:x="0.29cm" svg:y="5.488cm" chart:style-name="ch5">
              <text:p>Częstość</text:p>
            </chart:title>
            <chart:grid chart:class="major"/>
          </chart:axis>
          <chart:series chart:style-name="ch7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7.2999992370605pt" style:font-family-asian="'Lucida Sans Unicode'" style:font-family-generic-asian="system" style:font-pitch-asian="variable" style:font-size-asian="17.2999992370605pt" style:font-family-complex="Tahoma" style:font-family-generic-complex="system" style:font-pitch-complex="variable" style:font-size-complex="17.2999992370605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tacked="tru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Lucida Sans Unicode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1.8000001907349pt" style:font-family-asian="'Lucida Sans Unicode'" style:font-family-generic-asian="system" style:font-pitch-asian="variable" style:font-size-asian="11.8000001907349pt" style:font-family-complex="Tahoma" style:font-family-generic-complex="system" style:font-pitch-complex="variable" style:font-size-complex="11.8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Lucida Sans Unicode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7.80000019073486pt" style:font-family-asian="'Lucida Sans Unicode'" style:font-family-generic-asian="system" style:font-pitch-asian="variable" style:font-size-asian="7.80000019073486pt" style:font-family-complex="Tahoma" style:font-family-generic-complex="system" style:font-pitch-complex="variable" style:font-size-complex="7.8000001907348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5.948cm" svg:height="9.353cm" chart:class="chart:line" chart:style-name="ch1">
        <chart:title svg:x="6.794cm" svg:y="0.186cm" chart:style-name="ch2">
          <text:p>Artykuł 3</text:p>
        </chart:title>
        <chart:plot-area chart:style-name="ch3" table:cell-range-address="Arkusz2.$B$50:.$C$63" chart:data-source-has-labels="column" chart:table-number-list="0" svg:x="0.318cm" svg:y="1.24cm" svg:width="15.312cm" svg:height="7.927cm">
          <chart:axis chart:dimension="x" chart:name="primary-x" chart:style-name="ch4">
            <chart:title svg:x="7.517cm" svg:y="8.693cm" chart:style-name="ch5">
              <text:p>Numery zdań</text:p>
            </chart:title>
            <chart:categories table:cell-range-address="local-table.A2:.A15"/>
          </chart:axis>
          <chart:axis chart:dimension="y" chart:name="primary-y" chart:style-name="ch6">
            <chart:title svg:x="0.318cm" svg:y="5.424cm" chart:style-name="ch5">
              <text:p>Częstość</text:p>
            </chart:title>
            <chart:grid chart:class="major"/>
          </chart:axis>
          <chart:series chart:style-name="ch7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7.2000007629395pt" style:font-family-asian="'Lucida Sans Unicode'" style:font-family-generic-asian="system" style:font-pitch-asian="variable" style:font-size-asian="17.2000007629395pt" style:font-family-complex="Tahoma" style:font-family-generic-complex="system" style:font-pitch-complex="variable" style:font-size-complex="17.2000007629395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tacked="tru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0000019073486pt" style:font-family-asian="'Lucida Sans Unicode'" style:font-family-generic-asian="system" style:font-pitch-asian="variable" style:font-size-asian="9.30000019073486pt" style:font-family-complex="Tahoma" style:font-family-generic-complex="system" style:font-pitch-complex="variable" style:font-size-complex="9.30000019073486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1.8999996185303pt" style:font-family-asian="'Lucida Sans Unicode'" style:font-family-generic-asian="system" style:font-pitch-asian="variable" style:font-size-asian="11.8999996185303pt" style:font-family-complex="Tahoma" style:font-family-generic-complex="system" style:font-pitch-complex="variable" style:font-size-complex="11.8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0000019073486pt" style:font-family-asian="'Lucida Sans Unicode'" style:font-family-generic-asian="system" style:font-pitch-asian="variable" style:font-size-asian="9.30000019073486pt" style:font-family-complex="Tahoma" style:font-family-generic-complex="system" style:font-pitch-complex="variable" style:font-size-complex="9.30000019073486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7.90000009536743pt" style:font-family-asian="'Lucida Sans Unicode'" style:font-family-generic-asian="system" style:font-pitch-asian="variable" style:font-size-asian="7.90000009536743pt" style:font-family-complex="Tahoma" style:font-family-generic-complex="system" style:font-pitch-complex="variable" style:font-size-complex="7.90000009536743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6.17cm" svg:height="9.326cm" chart:class="chart:line" chart:style-name="ch1">
        <chart:title svg:x="6.907cm" svg:y="0.186cm" chart:style-name="ch2">
          <text:p>Artykuł 4</text:p>
        </chart:title>
        <chart:plot-area chart:style-name="ch3" table:cell-range-address="Arkusz2.$B$68:.$C$84" chart:data-source-has-labels="column" chart:table-number-list="0" svg:x="0.322cm" svg:y="1.235cm" svg:width="15.526cm" svg:height="7.905cm">
          <chart:axis chart:dimension="x" chart:name="primary-x" chart:style-name="ch4">
            <chart:title svg:x="7.62cm" svg:y="8.658cm" chart:style-name="ch5">
              <text:p>Numery zdań</text:p>
            </chart:title>
            <chart:categories table:cell-range-address="local-table.A2:.A18"/>
          </chart:axis>
          <chart:axis chart:dimension="y" chart:name="primary-y" chart:style-name="ch6">
            <chart:title svg:x="0.322cm" svg:y="5.409cm" chart:style-name="ch5">
              <text:p>Częstość</text:p>
            </chart:title>
            <chart:grid chart:class="major"/>
          </chart:axis>
          <chart:series chart:style-name="ch7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3.6000003814697pt" style:font-family-asian="'Lucida Sans Unicode'" style:font-family-generic-asian="system" style:font-pitch-asian="variable" style:font-size-asian="23.6000003814697pt" style:font-family-complex="Tahoma" style:font-family-generic-complex="system" style:font-pitch-complex="variable" style:font-size-complex="23.6000003814697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999998092651pt" style:font-family-asian="'Lucida Sans Unicode'" style:font-family-generic-asian="system" style:font-pitch-asian="variable" style:font-size-asian="12.6999998092651pt" style:font-family-complex="Tahoma" style:font-family-generic-complex="system" style:font-pitch-complex="variable" style:font-size-complex="12.6999998092651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6.2999992370605pt" style:font-family-asian="'Lucida Sans Unicode'" style:font-family-generic-asian="system" style:font-pitch-asian="variable" style:font-size-asian="16.2999992370605pt" style:font-family-complex="Tahoma" style:font-family-generic-complex="system" style:font-pitch-complex="variable" style:font-size-complex="16.299999237060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999998092651pt" style:font-family-asian="'Lucida Sans Unicode'" style:font-family-generic-asian="system" style:font-pitch-asian="variable" style:font-size-asian="12.6999998092651pt" style:font-family-complex="Tahoma" style:font-family-generic-complex="system" style:font-pitch-complex="variable" style:font-size-complex="12.6999998092651pt"/>
    </style:style>
    <style:style style:name="ch7" style:family="chart">
      <style:graphic-properties svg:stroke-color="#9999ff" draw:fill-color="#9999ff"/>
      <style:text-properties fo:font-family="Arial" style:font-family-generic="swiss" style:font-pitch="variable" fo:font-size="10.8999996185303pt" style:font-family-asian="'Lucida Sans Unicode'" style:font-family-generic-asian="system" style:font-pitch-asian="variable" style:font-size-asian="10.8999996185303pt" style:font-family-complex="Tahoma" style:font-family-generic-complex="system" style:font-pitch-complex="variable" style:font-size-complex="10.8999996185303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1.244cm" svg:height="12.7cm" chart:class="chart:line" chart:style-name="ch1">
        <chart:title svg:x="8.993cm" svg:y="0.254cm" chart:style-name="ch2">
          <text:p>Artykuł 5</text:p>
        </chart:title>
        <chart:plot-area chart:style-name="ch3" table:cell-range-address="Arkusz2.$B$89:.$C$125" chart:data-source-has-labels="column" chart:table-number-list="0" svg:x="0.424cm" svg:y="1.693cm" svg:width="20.396cm" svg:height="10.753cm">
          <chart:axis chart:dimension="x" chart:name="primary-x" chart:style-name="ch4">
            <chart:title svg:x="9.934cm" svg:y="11.8cm" chart:style-name="ch5">
              <text:p>Numery zdań</text:p>
            </chart:title>
            <chart:categories table:cell-range-address="local-table.A2:.A38"/>
          </chart:axis>
          <chart:axis chart:dimension="y" chart:name="primary-y" chart:style-name="ch6">
            <chart:title svg:x="0.424cm" svg:y="7.206cm" chart:style-name="ch5">
              <text:p>Częstość</text:p>
            </chart:title>
            <chart:grid chart:class="major"/>
          </chart:axis>
          <chart:series chart:style-name="ch7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1.2000007629395pt" style:font-family-asian="'Lucida Sans Unicode'" style:font-family-generic-asian="system" style:font-pitch-asian="variable" style:font-size-asian="21.2000007629395pt" style:font-family-complex="Tahoma" style:font-family-generic-complex="system" style:font-pitch-complex="variable" style:font-size-complex="21.2000007629395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3999996185303pt" style:font-family-asian="'Lucida Sans Unicode'" style:font-family-generic-asian="system" style:font-pitch-asian="variable" style:font-size-asian="11.3999996185303pt" style:font-family-complex="Tahoma" style:font-family-generic-complex="system" style:font-pitch-complex="variable" style:font-size-complex="11.3999996185303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4.6999998092651pt" style:font-family-asian="'Lucida Sans Unicode'" style:font-family-generic-asian="system" style:font-pitch-asian="variable" style:font-size-asian="14.6999998092651pt" style:font-family-complex="Tahoma" style:font-family-generic-complex="system" style:font-pitch-complex="variable" style:font-size-complex="14.6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3999996185303pt" style:font-family-asian="'Lucida Sans Unicode'" style:font-family-generic-asian="system" style:font-pitch-asian="variable" style:font-size-asian="11.3999996185303pt" style:font-family-complex="Tahoma" style:font-family-generic-complex="system" style:font-pitch-complex="variable" style:font-size-complex="11.3999996185303pt"/>
    </style:style>
    <style:style style:name="ch7" style:family="chart">
      <style:graphic-properties svg:stroke-color="#9999ff" draw:fill-color="#9999ff"/>
      <style:text-properties fo:font-family="Arial" style:font-family-generic="swiss" style:font-pitch="variable" fo:font-size="9.80000019073486pt" style:font-family-asian="'Lucida Sans Unicode'" style:font-family-generic-asian="system" style:font-pitch-asian="variable" style:font-size-asian="9.80000019073486pt" style:font-family-complex="Tahoma" style:font-family-generic-complex="system" style:font-pitch-complex="variable" style:font-size-complex="9.8000001907348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9.042cm" svg:height="11.398cm" chart:class="chart:line" chart:style-name="ch1">
        <chart:title svg:x="8.07cm" svg:y="0.226cm" chart:style-name="ch2">
          <text:p>Artykuł 6</text:p>
        </chart:title>
        <chart:plot-area chart:style-name="ch3" table:cell-range-address="Arkusz2.$B$130:.$C$154" chart:data-source-has-labels="column" chart:table-number-list="0" svg:x="0.38cm" svg:y="1.504cm" svg:width="18.282cm" svg:height="9.668cm">
          <chart:axis chart:dimension="x" chart:name="primary-x" chart:style-name="ch4">
            <chart:title svg:x="8.844cm" svg:y="10.589cm" chart:style-name="ch5">
              <text:p>Numer zdania</text:p>
            </chart:title>
            <chart:categories table:cell-range-address="local-table.A2:.A26"/>
          </chart:axis>
          <chart:axis chart:dimension="y" chart:name="primary-y" chart:style-name="ch6">
            <chart:title svg:x="0.38cm" svg:y="6.661cm" chart:style-name="ch5">
              <text:p>Częstość</text:p>
            </chart:title>
            <chart:grid chart:class="major"/>
          </chart:axis>
          <chart:series chart:style-name="ch7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3.7999992370605pt" style:font-family-asian="'Lucida Sans Unicode'" style:font-family-generic-asian="system" style:font-pitch-asian="variable" style:font-size-asian="23.7999992370605pt" style:font-family-complex="Tahoma" style:font-family-generic-complex="system" style:font-pitch-complex="variable" style:font-size-complex="23.7999992370605pt"/>
    </style:style>
    <style:style style:name="ch3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8000001907349pt" style:font-family-asian="'Lucida Sans Unicode'" style:font-family-generic-asian="system" style:font-pitch-asian="variable" style:font-size-asian="12.8000001907349pt" style:font-family-complex="Tahoma" style:font-family-generic-complex="system" style:font-pitch-complex="variable" style:font-size-complex="12.8000001907349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6.5pt" style:font-family-asian="'Lucida Sans Unicode'" style:font-family-generic-asian="system" style:font-pitch-asian="variable" style:font-size-asian="16.5pt" style:font-family-complex="Tahoma" style:font-family-generic-complex="system" style:font-pitch-complex="variable" style:font-size-complex="16.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8000001907349pt" style:font-family-asian="'Lucida Sans Unicode'" style:font-family-generic-asian="system" style:font-pitch-asian="variable" style:font-size-asian="12.8000001907349pt" style:font-family-complex="Tahoma" style:font-family-generic-complex="system" style:font-pitch-complex="variable" style:font-size-complex="12.8000001907349pt"/>
    </style:style>
    <style:style style:name="ch7" style:family="chart">
      <style:graphic-properties svg:stroke-color="#9999ff" draw:fill-color="#9999ff"/>
      <style:text-properties fo:font-family="Arial" style:font-family-generic="swiss" style:font-pitch="variable" fo:font-size="11pt" style:font-family-asian="'Lucida Sans Unicode'" style:font-family-generic-asian="system" style:font-pitch-asian="variable" style:font-size-asian="11pt" style:font-family-complex="Tahoma" style:font-family-generic-complex="system" style:font-pitch-complex="variable" style:font-size-complex="11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9.014cm" svg:height="12.832cm" chart:class="chart:line" chart:style-name="ch1">
        <chart:title svg:x="7.876cm" svg:y="0.256cm" chart:style-name="ch2">
          <text:p>Artykuł 7</text:p>
        </chart:title>
        <chart:plot-area chart:style-name="ch3" table:cell-range-address="Arkusz2.$B$159:.$C$200" chart:data-source-has-labels="column" chart:table-number-list="0" svg:x="0.38cm" svg:y="1.699cm" svg:width="18.254cm" svg:height="10.877cm">
          <chart:axis chart:dimension="x" chart:name="primary-x" chart:style-name="ch4">
            <chart:title svg:x="8.59cm" svg:y="11.921cm" chart:style-name="ch5">
              <text:p>Numery zdań</text:p>
            </chart:title>
            <chart:categories table:cell-range-address="local-table.A2:.A43"/>
          </chart:axis>
          <chart:axis chart:dimension="y" chart:name="primary-y" chart:style-name="ch6">
            <chart:title svg:x="0.38cm" svg:y="7.278cm" chart:style-name="ch5">
              <text:p>Częstość</text:p>
            </chart:title>
            <chart:grid chart:class="major"/>
          </chart:axis>
          <chart:series chart:style-name="ch7"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3.6000003814697pt" style:font-family-asian="'Lucida Sans Unicode'" style:font-family-generic-asian="system" style:font-pitch-asian="variable" style:font-size-asian="23.6000003814697pt" style:font-family-complex="Tahoma" style:font-family-generic-complex="system" style:font-pitch-complex="variable" style:font-size-complex="23.6000003814697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tacked="tru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999998092651pt" style:font-family-asian="'Lucida Sans Unicode'" style:font-family-generic-asian="system" style:font-pitch-asian="variable" style:font-size-asian="12.6999998092651pt" style:font-family-complex="Tahoma" style:font-family-generic-complex="system" style:font-pitch-complex="variable" style:font-size-complex="12.6999998092651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6.3999996185303pt" style:font-family-asian="'Lucida Sans Unicode'" style:font-family-generic-asian="system" style:font-pitch-asian="variable" style:font-size-asian="16.3999996185303pt" style:font-family-complex="Tahoma" style:font-family-generic-complex="system" style:font-pitch-complex="variable" style:font-size-complex="16.3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999998092651pt" style:font-family-asian="'Lucida Sans Unicode'" style:font-family-generic-asian="system" style:font-pitch-asian="variable" style:font-size-asian="12.6999998092651pt" style:font-family-complex="Tahoma" style:font-family-generic-complex="system" style:font-pitch-complex="variable" style:font-size-complex="12.6999998092651pt"/>
    </style:style>
    <style:style style:name="ch7" style:family="chart">
      <style:graphic-properties svg:stroke-color="#9999ff" draw:fill-color="#9999ff"/>
      <style:text-properties fo:font-family="Arial" style:font-family-generic="swiss" style:font-pitch="variable" fo:font-size="10.8999996185303pt" style:font-family-asian="'Lucida Sans Unicode'" style:font-family-generic-asian="system" style:font-pitch-asian="variable" style:font-size-asian="10.8999996185303pt" style:font-family-complex="Tahoma" style:font-family-generic-complex="system" style:font-pitch-complex="variable" style:font-size-complex="10.8999996185303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9.07cm" svg:height="12.726cm" chart:class="chart:line" chart:style-name="ch1">
        <chart:title svg:x="7.906cm" svg:y="0.254cm" chart:style-name="ch2">
          <text:p>Artykuł 8</text:p>
        </chart:title>
        <chart:plot-area chart:style-name="ch3" table:cell-range-address="Arkusz2.$B$205:.$C$214" chart:data-source-has-labels="column" chart:table-number-list="0" svg:x="0.38cm" svg:y="1.693cm" svg:width="18.31cm" svg:height="10.779cm">
          <chart:axis chart:dimension="x" chart:name="primary-x" chart:style-name="ch4">
            <chart:title svg:x="8.843cm" svg:y="11.817cm" chart:style-name="ch5">
              <text:p>Numery zdań</text:p>
            </chart:title>
            <chart:categories table:cell-range-address="local-table.A2:.A11"/>
          </chart:axis>
          <chart:axis chart:dimension="y" chart:name="primary-y" chart:style-name="ch6">
            <chart:title svg:x="0.38cm" svg:y="7.475cm" chart:style-name="ch5">
              <text:p>Częstość</text:p>
            </chart:title>
            <chart:grid chart:class="major"/>
          </chart:axis>
          <chart:series chart:style-name="ch7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5.2999992370605pt" style:font-family-asian="'Lucida Sans Unicode'" style:font-family-generic-asian="system" style:font-pitch-asian="variable" style:font-size-asian="25.2999992370605pt" style:font-family-complex="Tahoma" style:font-family-generic-complex="system" style:font-pitch-complex="variable" style:font-size-complex="25.2999992370605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3.6000003814697pt" style:font-family-asian="'Lucida Sans Unicode'" style:font-family-generic-asian="system" style:font-pitch-asian="variable" style:font-size-asian="13.6000003814697pt" style:font-family-complex="Tahoma" style:font-family-generic-complex="system" style:font-pitch-complex="variable" style:font-size-complex="13.6000003814697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7.5pt" style:font-family-asian="'Lucida Sans Unicode'" style:font-family-generic-asian="system" style:font-pitch-asian="variable" style:font-size-asian="17.5pt" style:font-family-complex="Tahoma" style:font-family-generic-complex="system" style:font-pitch-complex="variable" style:font-size-complex="17.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3.6000003814697pt" style:font-family-asian="'Lucida Sans Unicode'" style:font-family-generic-asian="system" style:font-pitch-asian="variable" style:font-size-asian="13.6000003814697pt" style:font-family-complex="Tahoma" style:font-family-generic-complex="system" style:font-pitch-complex="variable" style:font-size-complex="13.6000003814697pt"/>
    </style:style>
    <style:style style:name="ch7" style:family="chart">
      <style:graphic-properties svg:stroke-color="#9999ff" draw:fill-color="#9999ff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1.161cm" svg:height="13.603cm" chart:class="chart:line" chart:style-name="ch1">
        <chart:title svg:x="8.839cm" svg:y="0.272cm" chart:style-name="ch2">
          <text:p>Artykuł 9</text:p>
        </chart:title>
        <chart:plot-area chart:style-name="ch3" table:cell-range-address="Arkusz2.$B$219:.$C$260" chart:data-source-has-labels="column" chart:table-number-list="0" svg:x="0.422cm" svg:y="1.811cm" svg:width="20.317cm" svg:height="11.52cm">
          <chart:axis chart:dimension="x" chart:name="primary-x" chart:style-name="ch4">
            <chart:title svg:x="9.823cm" svg:y="12.638cm" chart:style-name="ch5">
              <text:p>Numery zdań</text:p>
            </chart:title>
            <chart:categories table:cell-range-address="local-table.A2:.A43"/>
          </chart:axis>
          <chart:axis chart:dimension="y" chart:name="primary-y" chart:style-name="ch6">
            <chart:title svg:x="0.422cm" svg:y="7.737cm" chart:style-name="ch5">
              <text:p>Częstość</text:p>
            </chart:title>
            <chart:grid chart:class="major"/>
          </chart:axis>
          <chart:series chart:style-name="ch7"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